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742cm"/>
    </style:style>
    <style:style style:name="co4" style:family="table-column">
      <style:table-column-properties fo:break-before="auto" style:column-width="9.04cm"/>
    </style:style>
    <style:style style:name="co5" style:family="table-column">
      <style:table-column-properties fo:break-before="auto" style:column-width="8.95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3820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Nombres y apellidos</text:p>
          </table:table-cell>
          <table:table-cell office:value-type="string" calcext:value-type="string">
            <text:p>Nota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24209" xlink:type="simple">PAOLA LINDAURA ALMIRON MAMANI</text:a>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12699" xlink:type="simple">DORIAN XAVIER BENDEZU MARTINEZ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13344" xlink:type="simple">PAUL ERICK CABANA LOBON</text:a>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65266" xlink:type="simple">ERNESTO MIGUEL CABANA TEJADA</text:a>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<text:a xlink:href="https://canvas.utp.edu.pe/courses/276901/users/96784" xlink:type="simple">BRUNO CALLE ROMAN</text:a>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162493" xlink:type="simple">CARLOS LANDRUX CAMPOS MENDOZA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19691" xlink:type="simple">RODRIGO ALONSO CANAZA PILCO</text:a>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59622" xlink:type="simple">BERTHA MARIBEL CHAVEZ SALAZAR</text:a>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175917" xlink:type="simple">JOHNN BILL CONDORI CONDORI</text:a>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123538" xlink:type="simple">ALEX CORDOVA HUARACHA</text:a>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136087" xlink:type="simple">ALONSO ANDRE CORDOVA MALAGA</text:a>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46909" xlink:type="simple">LUIS HERMINIO ESENARRO AGUILAR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132018" xlink:type="simple">LUZ MERY GUTIERREZ THAQUIMA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113714" xlink:type="simple">NOHELY HALANOCCA CCAHUATA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86071" xlink:type="simple">HEBERT LEONEL HUANCA ARAUJO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22597" xlink:type="simple">LOURDES MARINA HUANCAPAZA QUISPE</text:a>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<text:a xlink:href="https://canvas.utp.edu.pe/courses/276901/users/630002" xlink:type="simple">ALBERT WILMER HUARCAYA QUISPE</text:a>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136662" xlink:type="simple">NIKOL ANAMIRELY HUAYNA VELARDE</text:a>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43590" xlink:type="simple">GIANELLA DEL CARMEN HUILLCA KANA</text:a>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89065" xlink:type="simple">SEBASTIAN MOISES LORAICO LOPEZ</text:a>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62970" xlink:type="simple">LUIS CESAR LUQUE CRUZ</text:a>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11703" xlink:type="simple">EDWAR RUBEN MAMANI FLORES</text:a>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2" office:value-type="string" calcext:value-type="string">
            <text:p><text:a xlink:href="https://canvas.utp.edu.pe/courses/276901/users/87965" xlink:type="simple">EDICZON CLOONEY MAYTA MAMANI</text:a>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206102" xlink:type="simple">JEAN POOL MENDOZA SACACHIPANA</text:a>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112838" xlink:type="simple">ALEXANDER RENE ÑAHUI ALFARO</text:a>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19357" xlink:type="simple">RODRIGO PEREZ LUQUE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35621" xlink:type="simple">DAVID RUBEN POBLETTE LINARES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13167" xlink:type="simple">LUCIANO ALEJANDRO QUEQUEZANA IRRARAZABAL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10723" xlink:type="simple">ANTHONY JOSUA QUIZA FLORES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41811" xlink:type="simple">INES RAMOS CCOA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46592" xlink:type="simple">VICTOR MANUEL ANGELO SALAZAR INFANTES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14110" xlink:type="simple">BERNARDO ABAD UMIÑA AGUILAR</text:a>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131184" xlink:type="simple">CARMEN ROMINA URQUIZO TTITO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131912" xlink:type="simple">ALMA MARYCIELO VALER VILCA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102476" xlink:type="simple">MARIO JESUS EMANUEL VARGAS YUCRA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376936" xlink:type="simple">RONNY YABAR AIZCORBE</text:a>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180256" xlink:type="simple">LUIS ALBERTO ZABALAGA RAMOS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97819" xlink:type="simple">JOSEPH IMANOL ZEGARRA GUILLERMO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119002" xlink:type="simple">JOSE ENRIQUE ZUÑIGA MACHACA</text:a>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canvas.utp.edu.pe/courses/276901/users/58959" xlink:type="simple">BRYAN ALBERTO ZUÑIGA SALAS</text:a></text:p>
          </table:table-cell>
          <table:table-cell table:style-name="Default" office:value-type="float" office:value="16" calcext:value-type="float">
            <text:p>16</text:p>
          </table:table-cell>
        </table:table-row>
      </table:table>
      <table:table table:name="23946" table:style-name="ta1">
        <table:table-column table:style-name="co3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Nombres y apellidos</text:p>
          </table:table-cell>
          <table:table-cell office:value-type="string" calcext:value-type="string">
            <text:p>Nota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451952" xlink:type="simple">WINSTHON WILLIAM APAZA MAMANI</text:a>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16608" xlink:type="simple">CHRISTOPHER ANDREW BELLIDO LARICO</text:a>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374772" xlink:type="simple">JEFFERSON FRANCESCO CALDERÓN PONCE</text:a>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660012" xlink:type="simple">WILLIAM MANUEL CAVERO VALDERRAMA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176325" xlink:type="simple">JOSE FERNANDO CCALLOTA CHAMBI</text:a>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446904" xlink:type="simple">JACK CLAVIJO PARARI</text:a>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191861" xlink:type="simple">WILLIAN DAVID CONDOR LLANOS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373222" xlink:type="simple">JORDI STEFAN CUSI AYALA</text:a>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97306" xlink:type="simple">JEFFERSON CHARLES FLORES CHURATA</text:a>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286364" xlink:type="simple">DIEGO ALEXANDER GONZALES SALINAS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84266" xlink:type="simple">AROM AUGUSTO GUTIERREZ MAYORGA</text:a>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418294" xlink:type="simple">MERCEDES PAULINA HERRERA SIVINCHA</text:a>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270306" xlink:type="simple">ALDO HOLGADO ORCCOAPAZA</text:a>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426440" xlink:type="simple">HUGO HERNAN HUALLPA VELASQUEZ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461380" xlink:type="simple">BLADIMIR ALBERTO HUANCA HUARACHI</text:a>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422296" xlink:type="simple">LUIS FERNANDO HUILLCA USCCA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63962" xlink:type="simple">BRUNO JOSE JARA SAMEKASH</text:a>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315230" xlink:type="simple">FABRICIO EDUARDO JIMENEZ COYURE</text:a>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211719" xlink:type="simple">JESUS BRAYAN JOAQUIN PAREDES</text:a>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446460" xlink:type="simple">EDITH MARUJA LARICO CARRIZALES</text:a>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463258" xlink:type="simple">SYENNA ANN LASTEROS LOPEZ</text:a>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153241" xlink:type="simple">JET LI CHRISTIAN LIMA CHAMPI</text:a>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273420" xlink:type="simple">JUAN DIEGO LIRA CUTIRE</text:a>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172019" xlink:type="simple">RODRIGO SEBASTIAN MANCILLA CHOQUETICO</text:a>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466316" xlink:type="simple">SIDGAR GERARDO MUÑOZ ALI</text:a>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361032" xlink:type="simple">NILSON JHON MUÑOZ NIFLA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245968" xlink:type="simple">JARNI ALONSO PACO CRUZ</text:a>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446736" xlink:type="simple">RICARDO ISMAEL PALOMINO CONTRERAS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370910" xlink:type="simple">DANIEL JOSUE PANDO TITO</text:a>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401568" xlink:type="simple">YERSON LUIS PERALTA BALTA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165459" xlink:type="simple">ANDERSON GONZALO PICHA BEGAZO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193640" xlink:type="simple">ANGY MELISSA PONCE TURPO</text:a>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163333" xlink:type="simple">JEAN FERNANDO PUMA CORNEJO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10723" xlink:type="simple">ANTHONY JOSUA QUIZA FLORES</text:a>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146379" xlink:type="simple">MARIA DE JESUS REYES GONZALES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240964" xlink:type="simple">RODRIGO ANDREE RODRIGUEZ VILCA</text:a>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155113" xlink:type="simple">RODNEY PIERS SALAZAR ARAPA</text:a>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146382" xlink:type="simple">CRISTOPHER PAOLO SANCHEZ ZAVALA</text:a>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446542" xlink:type="simple">FELIX ELVIS SARCCO CARREON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230857" xlink:type="simple">LUIS GUILLERMO SEGOVIA GUTIÉRREZ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169356" xlink:type="simple">FREDDY TICONA CANAHUIRE</text:a>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315408" xlink:type="simple">DAVID GUBBER TICONA SUCASAIRE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117349" xlink:type="simple">JEFF VARGAS HUAMAN</text:a>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466234" xlink:type="simple">ALFREDO RICARDO VELARDE MANZANO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296650" xlink:type="simple">JOSE MOISES VENA QUICAÑO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466106" xlink:type="simple">LEONARDO RODRIGO VILCA CONDORI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131107" xlink:type="simple">GEANFRANCO DENNIS VILCA SALAZAR</text:a>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285460" xlink:type="simple">SUEMY ANNE KATRINA VILLASANTE VILLASANTE</text:a>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376936" xlink:type="simple">RONNY YABAR AIZCORBE</text:a>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canvas.utp.edu.pe/courses/277019/users/50448" xlink:type="simple">CHRISTOPHER MARTIN ZEBALLOS TAPIA</text:a></text:p>
          </table:table-cell>
          <table:table-cell table:style-name="Default" office:value-type="float" office:value="10" calcext:value-type="float">
            <text:p>10</text:p>
          </table:table-cell>
        </table:table-row>
      </table:table>
      <table:table table:name="23958" table:style-name="ta1">
        <table:table-column table:style-name="co4" table:default-cell-style-name="ce1"/>
        <table:table-column table:style-name="co2" table:default-cell-style-name="ce3"/>
        <table:table-row table:style-name="ro3">
          <table:table-cell office:value-type="string" calcext:value-type="string">
            <text:p>Apellidos y nombres</text:p>
          </table:table-cell>
          <table:table-cell table:style-name="Default" office:value-type="string" calcext:value-type="string">
            <text:p>Nota 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14015" xlink:type="simple">WILLIAM GARY ALVAREZ ESCALANTE</text:a></text:p>
          </table:table-cell>
          <table:table-cell table:style-name="Default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416010" xlink:type="simple">RODRIGO LEONEL AMANQUI YANA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657352" xlink:type="simple">KEVINSTEVE BARREDA HUANCA</text:a>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229105" xlink:type="simple">ANDREI KENDRICK BERNAOLA SANDOVAL</text:a>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429826" xlink:type="simple">FLAVIO BUSTINZA OVIEDO</text:a>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13344" xlink:type="simple">PAUL ERICK CABANA LOBON</text:a>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54286" xlink:type="simple">EDGAR RICHARD CALLAPANI CONDORI</text:a>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131108" xlink:type="simple">BENJAMIN JOSUE CARDENAS ESPINOZA</text:a>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205766" xlink:type="simple">HELBERT FIDEL CCAHUANA FIGUEROA</text:a>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323376" xlink:type="simple">GIAN ANTHONY CHOQUE QUISPE</text:a>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451494" xlink:type="simple">KELLY SONIA CHUQUIPALLA HUAMANI</text:a>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23810" xlink:type="simple">WILSON JHOEL FLORES AGRAMONTE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401876" xlink:type="simple">YUSARA MADELEYNE FLORES ANGLES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515880" xlink:type="simple">YENIFFER GALLEGOS APAZA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422396" xlink:type="simple">LUCIANA RHISTA GONZALES VALDIVIA</text:a>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145302" xlink:type="simple">MILTON JHONNY HUAMANI CHOQUEHUANCA</text:a>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273154" xlink:type="simple">LUIS ENRIQUE HUAMANI OLLACHICA</text:a>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630002" xlink:type="simple">ALBERT WILMER HUARCAYA QUISPE</text:a>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196388" xlink:type="simple">FREDDY ALEXANDRE HURTADO PONCE</text:a>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451960" xlink:type="simple">JORGE LUIS LLAMOCCA HUAMANI</text:a>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545998" xlink:type="simple">JANIRA GABRIEL LLICAHUA SONCO</text:a>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451878" xlink:type="simple">MARLON DIEGO LUPACA MENDOZA</text:a>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141416" xlink:type="simple">JIMMY KEVIN MACEDO PRIETO</text:a>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242110" xlink:type="simple">YAMELY LYAN MACHACCA ZENAYUCA</text:a>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646144" xlink:type="simple">JUAN ANDRE MAMANI APAZA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131250" xlink:type="simple">LUIS GUSTAVO MAMANI HERNANI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33332" xlink:type="simple">NILTON PERCY MAMANI PUMA</text:a>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399344" xlink:type="simple">JEFFERSON LUIGUI MANRIQUE AGUILAR</text:a>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196135" xlink:type="simple">LEIDY DIANA MENDOZA ARAGÓN</text:a>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452474" xlink:type="simple">GLENDA JULIA MERMA MAYHUA</text:a>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161409" xlink:type="simple">MIGUEL ANTONIO MIER ARIZA</text:a>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131935" xlink:type="simple">ELVIS YONNY MIRANDA RODRIGUEZ</text:a>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221472" xlink:type="simple">IVAN FELIX MONTESINOS CCALLO</text:a>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243266" xlink:type="simple">BRYAN SMELIN NEYRA NINA</text:a>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429742" xlink:type="simple">RAUL EDUARDO NIFLA DAVILA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158995" xlink:type="simple">GONZALO PABLO NUÑONCCA BLANCO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208439" xlink:type="simple">ANGEL GABRIEL ORTIZ CARRILLO</text:a>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42239" xlink:type="simple">CRISTOPHER LEO PACO HUANCA PAREDES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144076" xlink:type="simple">JOEL RAUL PALOMINO MENDOZA</text:a>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238770" xlink:type="simple">JOSE CARLOS PEÑARANDA LOPEZ</text:a>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401262" xlink:type="simple">WILLIAN JAIRO QUISPE CANAZAS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401960" xlink:type="simple">DIANA EUGENIA QUISPE CASTILLO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545464" xlink:type="simple">CRIS NATALY QUISPE SAPA</text:a>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106547" xlink:type="simple">GERARDO EDGAR RODRIGUEZ CABANA</text:a>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370044" xlink:type="simple">PAOLO RODRIGO RODRIGUEZ PAREDES</text:a>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21608" xlink:type="simple">ALONSO ENRIQUE SANTAMARIA ROMAÑA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451918" xlink:type="simple">RALFPH ALBERTO SARDON MARTÍNEZ.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85935" xlink:type="simple">DIEGO RODRIGO SILVA QUINTANILLA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146345" xlink:type="simple">ROBERTO ALONSO TEJADA PALOMINO</text:a>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s://canvas.utp.edu.pe/courses/277029/users/11780" xlink:type="simple">DANIEL ULISES ZEBALLOS ANCO</text:a></text:p>
          </table:table-cell>
          <table:table-cell table:style-name="Default" office:value-type="float" office:value="10" calcext:value-type="float">
            <text:p>10</text:p>
          </table:table-cell>
        </table:table-row>
      </table:table>
      <table:table table:name="27938" table:style-name="ta1">
        <table:table-column table:style-name="co5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Apellidos y nombres</text:p>
          </table:table-cell>
          <table:table-cell table:style-name="Default" office:value-type="string" calcext:value-type="string">
            <text:p>Nota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22767" xlink:type="simple">LUIGGI REMY ARAGON APARICIO</text:a></text:p>
          </table:table-cell>
          <table:table-cell table:style-name="Default"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137460" xlink:type="simple">CRISTOPHER JESUS CABRERA EGUIA</text:a>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406492" xlink:type="simple">GANIX CRISTOFER CALLACONDO MAYTA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105179" xlink:type="simple">BRYAN ALEXANDER CHAMBI CHAVEZ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59622" xlink:type="simple">BERTHA MARIBEL CHAVEZ SALAZAR</text:a>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419930" xlink:type="simple">RONALDO FRANCIS CHICMANA INOCENTE</text:a>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131259" xlink:type="simple">GONZALO ALEJANDRO CHIRINOS ACOSTA</text:a>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463164" xlink:type="simple">ANDRÉ JEFERSON DEL MAR LECARNAQUE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46909" xlink:type="simple">LUIS HERMINIO ESENARRO AGUILAR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173970" xlink:type="simple">RENZO ANDRES FLORES MAMANI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673600" xlink:type="simple">JONATHAN DAVID GARCIA FERNANDEZ</text:a>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237508" xlink:type="simple">ÁNGEL ESNOVER GARCÍA LAJO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179374" xlink:type="simple">FABRICIO ENRIQUE GONZALES QUISPE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43820" xlink:type="simple">JHEYSON RICARDO HERRERA AGUILAR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429710" xlink:type="simple">AARON FABRIZZIO HUANCA CHAVEZ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248786" xlink:type="simple">PAOLO BRYAN JAITA LIPE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463502" xlink:type="simple">WLADIMIR GUERSON MATAMET TRUJILLANO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286586" xlink:type="simple">FAVIO ANDERSSON MERINO ESPINOZA</text:a>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126374" xlink:type="simple">EDGARD FABRICIO PALOMINO MORENO</text:a>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169938" xlink:type="simple">JOSE LUIS QUIROZ CARDENAS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315596" xlink:type="simple">FERNANDO MANUEL RODRIGUEZ HUANCA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157848" xlink:type="simple">ALFREDO HECTOR SAPACAYO RAMOS</text:a>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179834" xlink:type="simple">SALOMON VALDEZ PACOHUANACO</text:a>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205401" xlink:type="simple">GASPAR YAMIR VERA QUISPE</text:a>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317018" xlink:type="simple">KEVIN EDISON VICEN TICONA</text:a></text:p>
          </table:table-cell>
          <table:table-cell office:value-type="string" calcext:value-type="string">
            <text:p>NS</text:p>
          </table:table-cell>
        </table:table-row>
        <table:table-row table:style-name="ro2">
          <table:table-cell office:value-type="string" calcext:value-type="string">
            <text:p><text:a xlink:href="https://canvas.utp.edu.pe/courses/277861/users/30101" xlink:type="simple">ABELIO YAMPASI MENDOZA</text:a></text:p>
          </table:table-cell>
          <table:table-cell table:style-name="Default" office:value-type="string" calcext:value-type="string">
            <text:p>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19:05:43.788619010</meta:creation-date>
    <dc:date>2022-05-07T22:14:22.535104315</dc:date>
    <meta:editing-duration>PT32M38S</meta:editing-duration>
    <meta:editing-cycles>5</meta:editing-cycles>
    <meta:generator>LibreOffice/6.4.7.2$Linux_X86_64 LibreOffice_project/40$Build-2</meta:generator>
    <meta:document-statistic meta:table-count="4" meta:cell-count="340" meta:object-count="0"/>
  </office:meta>
</office:document-meta>
</file>